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宋体" svg:font-family="宋体" style:font-pitch="variable"/>
    <style:font-face style:name="AR PL UMing CN" svg:font-family="'AR PL UMing CN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 PL UKai CN" svg:font-family="'AR PL UKai CN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0000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6d4c07" style:font-name="Verdana" fo:font-size="12.75pt" fo:letter-spacing="normal" fo:font-style="normal" fo:font-weight="normal"/>
    </style:style>
    <style:style style:name="T4" style:family="text">
      <style:text-properties fo:color="#ff0000"/>
    </style:style>
    <style:style style:name="T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1"/>Ubuntu10.04 <text:s text:c="2"/><text:span text:style-name="T1"><text:s/></text:span><text:span text:style-name="T2">Robocup2D平台比赛安装</text:span></text:p>
      <text:p text:style-name="Standard"><text:s text:c="4"/>（1）系统准备</text:p>
      <text:p text:style-name="Standard"><text:s text:c="9"/>配置好源以后，选择最佳服务器</text:p>
      <text:p text:style-name="Standard"><text:s text:c="9"/>sudo apt-get install nautilus-gksu 把“管理员打开选项”添加到右键菜单中</text:p>
      <text:p text:style-name="Standard"><text:s text:c="9"/>sudo apt-get install nautilus-open-terminal 把终端添加到右键菜单中</text:p>
      <text:p text:style-name="Standard"><text:s text:c="9"/>sudo apt-get install rar unrar p7zip <text:s text:c="2"/>安装解压缩程序</text:p>
      <text:p text:style-name="Standard"><text:s text:c="9"/>以便安装进行下来的安装，这几个程序需要注销后才能生效</text:p>
      <text:p text:style-name="Standard"><text:s text:c="5"/>(2) 比赛平台的安装</text:p>
      <text:p text:style-name="Standard"><text:s text:c="5"/>下载包server monitor logger</text:p>
      <text:p text:style-name="Standard"><text:s text:c="5"/>网址：<text:a xlink:type="simple" xlink:href="http://sourceforge.net/projects/sserver/">http://sourceforge.net/projects/sserver/</text:a></text:p>
      <text:p text:style-name="Standard"><text:s text:c="5"/>网址内有各种版本的包，应根据实际情况进行选择，同时每个版本的发行日志应该下载阅读。同时还有其他的工具，如观看录像工具。</text:p>
      <text:p text:style-name="Standard"><text:s text:c="4"/>（3）前期安装</text:p>
      <text:p text:style-name="Standard"><text:s text:c="5"/>在终端中输入以下命令 </text:p>
      <text:p text:style-name="Standard"><text:s text:c="5"/>sudo apt-get install build-essential <text:s text:c="9"/>//基本的make等</text:p>
      <text:p text:style-name="Standard"><text:s text:c="5"/>sudo apt-get install xorg-dev <text:s text:c="16"/>//xorg图形界面</text:p>
      <text:p text:style-name="Standard"><text:s text:c="5"/>sudo apt-get install flex bison <text:s text:c="14"/>//词法分析器生成器 语法分析器</text:p>
      <text:p text:style-name="Standard"><text:s text:c="5"/>sudo apt-get install libboost-dev libboost-all-dev//安装boost库</text:p>
      <text:p text:style-name="Standard"><text:s text:c="5"/>sudo apt-get install libqt4-dev libqt4-gui <text:s/>qt4-dev-tools qt4-doc qt4-designer qt4-qtconfig <text:s text:c="27"/>//qt4的应用程序</text:p>
      <text:p text:style-name="Standard"><text:s text:c="5"/>sudo apt-get install libglpng libglpng-dev<text:span text:style-name="T3"> <text:s text:c="3"/></text:span>//ubuntu10.04默认没有装这个</text:p>
      <text:p text:style-name="Standard"><text:s text:c="5"/>sudo apt-get install libglib2.0-dev<text:tab/><text:tab/> <text:s/>//glibc库</text:p>
      <text:p text:style-name="Standard"><text:s text:c="3"/></text:p>
      <text:p text:style-name="Standard"><text:s text:c="5"/>在安装的过程中可能提示/usr/bin/ld 错误。是因为/usr/lib下的共享库文件无法使用造成的，利用grep “strings” file 大概查找需要的文件，然后做个软链接sudo ln -s example1.so.1 example1.so(例子而已)。。</text:p>
      <text:p text:style-name="Standard"><text:s text:c="5"/>具体的：</text:p>
      <text:p text:style-name="Standard"><text:s text:c="5"/>切换到/usr/lib文件夹下</text:p>
      <text:p text:style-name="Standard"><text:s text:c="4"/>sudo ln -s libgthread-2.0.so.0 libgthread-2.0.so </text:p>
      <text:p text:style-name="Standard"><text:s text:c="4"/>sudo ln -s libgobject-2.0.so.0 libgobject-2.0.so </text:p>
      <text:p text:style-name="Standard"><text:s text:c="4"/>sudo ln -s libaudio.so.2 libaudio.so</text:p>
      <text:p text:style-name="Standard"><text:s text:c="2"/></text:p>
      <text:p text:style-name="Standard"><text:s/></text:p>
      <text:p text:style-name="Standard"><text:s text:c="4"/>（4）前期准备完毕后</text:p>
      <text:p text:style-name="Standard"><text:s text:c="7"/>安装rcssserver</text:p>
      <text:p text:style-name="Standard"><text:s text:c="7"/>tar zxvf rcssserver-15.0.1.tar.gz </text:p>
      <text:p text:style-name="Standard"><text:tab/>cd rc</text:p>
      <text:p text:style-name="Standard"><text:s text:c="7"/>./configure <text:s text:c="24"/>//配置库等一系列东西</text:p>
      <text:p text:style-name="Standard"><text:s text:c="7"/>make <text:s text:c="8"/><text:tab/><text:tab/><text:tab/><text:tab/><text:tab/><text:tab/></text:p>
      <text:p text:style-name="Standard"><text:s text:c="7"/>sudo make install //必须在root下装 <text:s/></text:p>
      <text:p text:style-name="Standard"><text:s text:c="7"/>sudo ldconfig //修改软件数据库 缓存</text:p>
      <text:p text:style-name="Standard"><text:s text:c="7"/>make的时候会报错</text:p>
      <text:p text:style-name="Standard"><text:span text:style-name="T4"/></text:p>
      <text:p text:style-name="P1"><text:s text:c="2"/></text:p>
      <text:p text:style-name="Standard"><text:soft-page-break/><text:span text:style-name="T4"><text:s text:c="2"/></text:span><text:span text:style-name="T5"><text:s text:c="4"/>安装rcssmonitor</text:span></text:p>
      <text:p text:style-name="Standard"><text:span text:style-name="T4"><text:s text:c="6"/></text:span><text:span text:style-name="T5">tar zxvf rcssmonitor-15.0.0 </text:span></text:p>
      <text:p text:style-name="P2"><text:s text:c="6"/>./configure <text:s text:c="24"/>//配置库等一系列东西</text:p>
      <text:p text:style-name="Standard"><text:s text:c="7"/>make <text:s text:c="8"/><text:tab/><text:tab/><text:tab/><text:tab/><text:tab/><text:tab/></text:p>
      <text:p text:style-name="P2"><text:s text:c="7"/>sudo make install //必须在root下装 <text:s/></text:p>
      <text:p text:style-name="Standard"><text:s text:c="6"/></text:p>
      <text:p text:style-name="Standard"><text:span text:style-name="T4"><text:s text:c="2"/></text:span><text:span text:style-name="T5"><text:s text:c="4"/>安装rcsslogger</text:span></text:p>
      <text:p text:style-name="Standard"><text:span text:style-name="T4"><text:s text:c="6"/></text:span><text:span text:style-name="T5">tar zxvf rcsslogger-15.0.0 </text:span></text:p>
      <text:p text:style-name="P2"><text:s text:c="6"/>./configure <text:s text:c="24"/>//配置库等一系列东西</text:p>
      <text:p text:style-name="Standard"><text:s text:c="7"/>make <text:s text:c="8"/><text:tab/><text:tab/><text:tab/><text:tab/><text:tab/><text:tab/></text:p>
      <text:p text:style-name="Standard"><text:span text:style-name="T5"><text:s text:c="7"/>sudo make install //必须在root下装 <text:s/></text:span><text:s/></text:p>
      <text:p text:style-name="Standard"/>
      <text:p text:style-name="Standard"><text:s text:c="6"/>PS：有的安装步骤需要权限，请加sudo</text:p>
      <text:p text:style-name="Standard"><text:s text:c="6"/>情况可能有所变化，但万变不离其宗。。。</text:p>
      <text:p text:style-name="Standard"><text:s text:c="4"/></text:p>
      <text:p text:style-name="Standard"><text:s text:c="5"/></text:p>
      <text:p text:style-name="Standard"><text:s text:c="5"/>比赛平台的配置与安装的ubuntu操作系统有关，有的库和软件装时本身已安装。建议用DVD安装ubuntu。或者安装完毕后以DVD作为一个更新的数据源。为了方便系统重装和实现离线升级，把第一次在/var/cache/apt/archives的deb包找到并复制保存，待以后使用</text:p>
      <text:p text:style-name="Standard"/>
      <text:p text:style-name="Standard"><text:tab/>关于autoconf和aotumake的作用<text:tab/></text:p>
      <text:p text:style-name="Standard"><text:a xlink:type="simple" xlink:href="http://tigersoldier.is-programmer.com/show/1904.html">http://tigersoldier.is-programmer.com/show/1904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arial, helvetica, sans-serif"/>
    <style:font-face style:name="宋体" svg:font-family="宋体" style:font-pitch="variable"/>
    <style:font-face style:name="AR PL UMing CN" svg:font-family="'AR PL UMing CN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 PL UKai CN" svg:font-family="'AR PL UKai C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 PL UMing CN" fo:font-size="12pt" fo:language="en" fo:country="US" style:letter-kerning="true" style:font-name-asian="AR PL UKai CN" style:font-size-asian="10.5pt" style:language-asian="zh" style:country-asian="CN" style:font-name-complex="AR PL UKai C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 PL UKai CN" style:font-size-asian="14pt" style:font-name-complex="AR PL UKai C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3f__3f_" style:display-name="??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paragraph" style:parent-style-name="_3f__3f_"/>
    <style:style style:name="WW-_3f__3f__3f__3f__3f__3f_" style:display-name="WW-??????" style:family="paragraph" style:parent-style-name="_3f__3f_"/>
    <style:style style:name="WW-_3f__3f__3f__3f__3f__3f_1" style:display-name="WW-??????1" style:family="paragraph" style:parent-style-name="_3f__3f_"/>
    <style:style style:name="WW-_3f__3f_" style:display-name="WW-??" style:family="paragraph" style:parent-style-name="_3f__3f_"/>
    <style:style style:name="WW-_3f__3f_1" style:display-name="WW-??1" style:family="paragraph" style:parent-style-name="_3f__3f_"/>
    <style:style style:name="WW-_3f__3f__3f__3f__3f__3f_12" style:display-name="WW-??????12" style:family="paragraph" style:parent-style-name="_3f__3f_"/>
    <style:style style:name="_3f__3f__3f__3f_" style:display-name="????" style:family="paragraph" style:parent-style-name="_3f__3f_">
      <style:paragraph-properties fo:margin="100%" fo:margin-left="0in" fo:margin-right="0in" fo:text-indent="0.2362in" style:auto-text-indent="false"/>
    </style:style>
    <style:style style:name="WW-_3f__3f_12" style:display-name="WW-??12" style:family="paragraph" style:parent-style-name="_3f__3f_"/>
    <style:style style:name="_3f__3f__20_1" style:display-name="?? 1" style:family="paragraph" style:parent-style-name="_3f__3f_">
      <style:paragraph-properties fo:text-align="center" style:justify-single-word="false"/>
    </style:style>
    <style:style style:name="_3f__3f__20_2" style:display-name="?? 2" style:family="paragraph" style:parent-style-name="_3f__3f_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_3f__3f__3f_" style:display-name="???" style:family="paragraph" style:parent-style-name="_3f__3f_">
      <style:paragraph-properties fo:margin-top="0.1654in" fo:margin-bottom="0.0827in"/>
    </style:style>
    <style:style style:name="_3f__3f__3f__20_1" style:display-name="??? 1" style:family="paragraph" style:parent-style-name="_3f__3f_">
      <style:paragraph-properties fo:margin-top="0.1654in" fo:margin-bottom="0.0827in"/>
    </style:style>
    <style:style style:name="_3f__3f__3f__20_2" style:display-name="??? 2" style:family="paragraph" style:parent-style-name="_3f__3f_">
      <style:paragraph-properties fo:margin-top="0.1654in" fo:margin-bottom="0.0827in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paragraph" style:parent-style-name="_3f__3f_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_3f__3f__7e_LT_7e_Hintergrund" style:display-name="??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3" style:display-name="WW-??123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44pt" fo:font-style="normal" fo:text-shadow="none" style:text-underline-style="none" fo:font-weight="normal" style:letter-kerning="true" style:font-name-asian="宋体" style:font-size-asian="44pt" style:font-style-asian="normal" style:font-weight-asian="normal" style:font-name-complex="宋体" style:font-size-complex="44pt" style:font-style-complex="normal" style:font-weight-complex="normal" style:text-emphasize="none" style:text-overline-style="none" style:text-overline-color="font-color"/>
    </style:style>
    <style:style style:name="WW-_3f__3f__3f_1" style:display-name="WW-???1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WW-_3f__3f__3f__3f_" style:display-name="WW-????" style:family="paragraph">
      <style:paragraph-properties style:text-autospace="none"/>
      <style:text-properties style:letter-kerning="true"/>
    </style:style>
    <style:style style:name="WW-_3f__3f_1234" style:display-name="WW-??1234" style:family="paragraph">
      <style:paragraph-properties fo:text-align="center" style:justify-single-word="false" style:text-autospace="none"/>
    </style:style>
    <style:style style:name="_3f__3f__20_" style:display-name="?? 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WW-_3f__3f__20_1" style:display-name="WW-??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WW-_3f__3f__20_2" style:display-name="WW-?? 2" style:family="paragraph" style:parent-style-name="WW-_3f__3f_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_3f__3f__20_3" style:display-name="?? 3" style:family="paragraph" style:parent-style-name="WW-_3f__3f_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_3f__3f_1_7e_LT_7e_Gliederung_20_1" style:display-name="??1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_3f__3f_1_7e_LT_7e_Gliederung_20_2" style:display-name="??1~LT~Gliederung 2" style:family="paragraph" style:parent-style-name="_3f__3f_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_3f__3f_1_7e_LT_7e_Gliederung_20_3" style:display-name="??1~LT~Gliederung 3" style:family="paragraph" style:parent-style-name="_3f__3f_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_3f__3f_1_7e_LT_7e_Gliederung_20_4" style:display-name="??1~LT~Gliederung 4" style:family="paragraph" style:parent-style-name="_3f__3f_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_3f__3f_1_7e_LT_7e_Gliederung_20_5" style:display-name="??1~LT~Gliederung 5" style:family="paragraph" style:parent-style-name="_3f__3f_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_3f__3f_1_7e_LT_7e_Gliederung_20_6" style:display-name="??1~LT~Gliederung 6" style:family="paragraph" style:parent-style-name="_3f__3f_1_7e_LT_7e_Gliederung_20_5"/>
    <style:style style:name="_3f__3f_1_7e_LT_7e_Gliederung_20_7" style:display-name="??1~LT~Gliederung 7" style:family="paragraph" style:parent-style-name="_3f__3f_1_7e_LT_7e_Gliederung_20_6"/>
    <style:style style:name="_3f__3f_1_7e_LT_7e_Gliederung_20_8" style:display-name="??1~LT~Gliederung 8" style:family="paragraph" style:parent-style-name="_3f__3f_1_7e_LT_7e_Gliederung_20_7"/>
    <style:style style:name="_3f__3f_1_7e_LT_7e_Gliederung_20_9" style:display-name="??1~LT~Gliederung 9" style:family="paragraph" style:parent-style-name="_3f__3f_1_7e_LT_7e_Gliederung_20_8"/>
    <style:style style:name="_3f__3f_1_7e_LT_7e_Titel" style:display-name="??1~LT~Titel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44pt" fo:font-style="normal" fo:text-shadow="none" style:text-underline-style="none" fo:font-weight="normal" style:letter-kerning="true" style:font-name-asian="宋体" style:font-size-asian="44pt" style:font-style-asian="normal" style:font-weight-asian="normal" style:font-name-complex="宋体" style:font-size-complex="44pt" style:font-style-complex="normal" style:font-weight-complex="normal" style:text-emphasize="none" style:text-overline-style="none" style:text-overline-color="font-color"/>
    </style:style>
    <style:style style:name="_3f__3f_1_7e_LT_7e_Untertitel" style:display-name="??1~LT~Untertitel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_3f__3f_1_7e_LT_7e_Notizen" style:display-name="??1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_3f__3f_1_7e_LT_7e_Hintergrundobjekte" style:display-name="??1~LT~Hintergrundobjekte" style:family="paragraph">
      <style:paragraph-properties style:text-autospace="none"/>
      <style:text-properties style:letter-kerning="true"/>
    </style:style>
    <style:style style:name="_3f__3f_1_7e_LT_7e_Hintergrund" style:display-name="??1~LT~Hintergrund" style:family="paragraph">
      <style:paragraph-properties fo:text-align="center" style:justify-single-word="false" style:text-autospace="none"/>
    </style:style>
    <style:style style:name="WW-_3f__3f__3f__3f__3f__3f_123" style:display-name="WW-??????123" style:family="paragraph" style:parent-style-name="_3f__3f_"/>
    <style:style style:name="WW-_3f__3f__3f__3f__3f__3f_1234" style:display-name="WW-??????1234" style:family="paragraph" style:parent-style-name="_3f__3f_"/>
    <style:style style:name="WW-_3f__3f_12345" style:display-name="WW-??12345" style:family="paragraph" style:parent-style-name="_3f__3f_"/>
    <style:style style:name="WW-_3f__3f_123456" style:display-name="WW-??123456" style:family="paragraph" style:parent-style-name="_3f__3f_"/>
    <style:style style:name="WW-_3f__3f__3f__3f__3f__3f_12345" style:display-name="WW-??????12345" style:family="paragraph" style:parent-style-name="_3f__3f_"/>
    <style:style style:name="WW-_3f__3f_1234567" style:display-name="WW-??1234567" style:family="paragraph" style:parent-style-name="_3f__3f_"/>
    <style:style style:name="WW-_3f__3f__3f_12" style:display-name="WW-???12" style:family="paragraph" style:parent-style-name="_3f__3f_"/>
    <style:style style:name="WW-_3f__3f_12345678" style:display-name="WW-??12345678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44pt" fo:font-style="normal" fo:text-shadow="none" style:text-underline-style="none" fo:font-weight="normal" style:letter-kerning="true" style:font-name-asian="宋体" style:font-size-asian="44pt" style:font-style-asian="normal" style:font-weight-asian="normal" style:font-name-complex="宋体" style:font-size-complex="44pt" style:font-style-complex="normal" style:font-weight-complex="normal" style:text-emphasize="none" style:text-overline-style="none" style:text-overline-color="font-color"/>
    </style:style>
    <style:style style:name="WW-_3f__3f__3f_123" style:display-name="WW-???123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WW-_3f__3f__3f__3f_1" style:display-name="WW-????1" style:family="paragraph">
      <style:paragraph-properties style:text-autospace="none"/>
      <style:text-properties style:letter-kerning="true"/>
    </style:style>
    <style:style style:name="WW-_3f__3f_123456789" style:display-name="WW-??123456789" style:family="paragraph">
      <style:paragraph-properties fo:text-align="center" style:justify-single-word="false" style:text-autospace="none"/>
    </style:style>
    <style:style style:name="WW-_3f__3f__20_11" style:display-name="WW-?? 1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WW-_3f__3f__20_21" style:display-name="WW-?? 21" style:family="paragraph" style:parent-style-name="WW-_3f__3f__20_1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WW-_3f__3f__3f__3f__3f__3f_123456" style:display-name="WW-??????123456" style:family="paragraph" style:parent-style-name="_3f__3f_"/>
    <style:style style:name="WW-_3f__3f__3f__3f__3f__3f_1234567" style:display-name="WW-??????1234567" style:family="paragraph" style:parent-style-name="_3f__3f_"/>
    <style:style style:name="WW-_3f__3f_12345678910" style:display-name="WW-??12345678910" style:family="paragraph" style:parent-style-name="_3f__3f_"/>
    <style:style style:name="WW-_3f__3f_1234567891011" style:display-name="WW-??1234567891011" style:family="paragraph" style:parent-style-name="_3f__3f_"/>
    <style:style style:name="WW-_3f__3f__3f__3f__3f__3f_12345678" style:display-name="WW-??????12345678" style:family="paragraph" style:parent-style-name="_3f__3f_"/>
    <style:style style:name="WW-_3f__3f_123456789101112" style:display-name="WW-??123456789101112" style:family="paragraph" style:parent-style-name="_3f__3f_"/>
    <style:style style:name="WW-_3f__3f__3f_1234" style:display-name="WW-???1234" style:family="paragraph" style:parent-style-name="_3f__3f_"/>
    <style:style style:name="WW-_3f__3f_12345678910111213" style:display-name="WW-??12345678910111213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44pt" fo:font-style="normal" fo:text-shadow="none" style:text-underline-style="none" fo:font-weight="normal" style:letter-kerning="true" style:font-name-asian="宋体" style:font-size-asian="44pt" style:font-style-asian="normal" style:font-weight-asian="normal" style:font-name-complex="宋体" style:font-size-complex="44pt" style:font-style-complex="normal" style:font-weight-complex="normal" style:text-emphasize="none" style:text-overline-style="none" style:text-overline-color="font-color"/>
    </style:style>
    <style:style style:name="WW-_3f__3f__3f_12345" style:display-name="WW-???12345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WW-_3f__3f__3f__3f_12" style:display-name="WW-????12" style:family="paragraph">
      <style:paragraph-properties style:text-autospace="none"/>
      <style:text-properties style:letter-kerning="true"/>
    </style:style>
    <style:style style:name="WW-_3f__3f_1234567891011121314" style:display-name="WW-??1234567891011121314" style:family="paragraph">
      <style:paragraph-properties fo:text-align="center" style:justify-single-word="false" style:text-autospace="none"/>
    </style:style>
    <style:style style:name="WW-_3f__3f__20_112" style:display-name="WW-?? 112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WW-_3f__3f__20_212" style:display-name="WW-?? 212" style:family="paragraph" style:parent-style-name="WW-_3f__3f__20_112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WW-_3f__3f__3f__3f__3f__3f_123456789" style:display-name="WW-??????123456789" style:family="paragraph" style:parent-style-name="_3f__3f_"/>
    <style:style style:name="WW-_3f__3f__3f__3f__3f__3f_12345678910" style:display-name="WW-??????12345678910" style:family="paragraph" style:parent-style-name="_3f__3f_"/>
    <style:style style:name="WW-_3f__3f_123456789101112131415" style:display-name="WW-??123456789101112131415" style:family="paragraph" style:parent-style-name="_3f__3f_"/>
    <style:style style:name="WW-_3f__3f_12345678910111213141516" style:display-name="WW-??12345678910111213141516" style:family="paragraph" style:parent-style-name="_3f__3f_"/>
    <style:style style:name="WW-_3f__3f__3f__3f__3f__3f_1234567891011" style:display-name="WW-??????1234567891011" style:family="paragraph" style:parent-style-name="_3f__3f_"/>
    <style:style style:name="WW-_3f__3f_1234567891011121314151617" style:display-name="WW-??1234567891011121314151617" style:family="paragraph" style:parent-style-name="_3f__3f_"/>
    <style:style style:name="WW-_3f__3f__3f_123456" style:display-name="WW-???123456" style:family="paragraph" style:parent-style-name="_3f__3f_"/>
    <style:style style:name="WW-_3f__3f_123456789101112131415161718" style:display-name="WW-??123456789101112131415161718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44pt" fo:font-style="normal" fo:text-shadow="none" style:text-underline-style="none" fo:font-weight="normal" style:letter-kerning="true" style:font-name-asian="宋体" style:font-size-asian="44pt" style:font-style-asian="normal" style:font-weight-asian="normal" style:font-name-complex="宋体" style:font-size-complex="44pt" style:font-style-complex="normal" style:font-weight-complex="normal" style:text-emphasize="none" style:text-overline-style="none" style:text-overline-color="font-color"/>
    </style:style>
    <style:style style:name="WW-_3f__3f__3f_1234567" style:display-name="WW-???1234567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WW-_3f__3f__3f__3f_123" style:display-name="WW-????123" style:family="paragraph">
      <style:paragraph-properties style:text-autospace="none"/>
      <style:text-properties style:letter-kerning="true"/>
    </style:style>
    <style:style style:name="WW-_3f__3f_12345678910111213141516171819" style:display-name="WW-??12345678910111213141516171819" style:family="paragraph">
      <style:paragraph-properties fo:text-align="center" style:justify-single-word="false" style:text-autospace="none"/>
    </style:style>
    <style:style style:name="WW-_3f__3f__20_1123" style:display-name="WW-?? 1123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宋体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宋体" style:font-size-complex="32pt" style:font-style-complex="normal" style:font-weight-complex="normal" style:text-emphasize="none" style:text-overline-style="none" style:text-overline-color="font-color"/>
    </style:style>
    <style:style style:name="WW-_3f__3f__20_2123" style:display-name="WW-?? 2123" style:family="paragraph" style:parent-style-name="WW-_3f__3f__20_1123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DejaVu Serif" fo:font-size="14pt" fo:font-weight="bold" style:font-name-asian="AR PL UKai CN" style:font-size-asian="14pt" style:font-weight-asian="bold" style:font-name-complex="AR PL UKai CN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gx </meta:initial-creator>
    <meta:creation-date>2010-01-25T14:22:49</meta:creation-date>
    <dc:date>2012-07-03T09:36:23</dc:date>
    <meta:editing-duration>PT2H58M26S</meta:editing-duration>
    <meta:editing-cycles>53</meta:editing-cycles>
    <meta:generator>LibreOffice/3.5$Linux_X86_64 LibreOffice_project/350m1$Build-2</meta:generator>
    <meta:document-statistic meta:table-count="0" meta:image-count="0" meta:object-count="0" meta:page-count="2" meta:paragraph-count="57" meta:word-count="259" meta:character-count="2190" meta:non-whitespace-character-count="1633"/>
  </office:meta>
</office:document-meta>
</file>